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rrorHandlerHelper.invokeErrorHandler( Exception ex , Environment env , Invoke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rrorHandlerHelper.prepare( InvokeContext context , Environment env , Exception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rrorHandlerHelper.prepareErrorHandler( Exception ex , Environment env , InvokeContext 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rrorHandlerHelper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HandlerHelper.isIntern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HandlerHelper.isExtern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HandlerHelper.setErrorHandler( Processing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HandlerHelper.prepareErrorHandler( ProcessingNode node , Exception ex , Environment env , Invoke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ErrorHandlerHelp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